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JetBrains Mono" svg:font-family="'JetBrains Mono'" style:font-family-generic="modern"/>
    <style:font-face style:name="JetBrains Mono1" svg:font-family="'JetBrains Mono'" style:font-family-generic="modern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Regular" svg:font-family="'Noto Sans Regular'" style:font-pitch="variable"/>
    <style:font-face style:name="Noto Sans Regular1" svg:font-family="'Noto Sans Regular'" style:font-family-generic="system" style:font-pitch="variable"/>
    <style:font-face style:name="Noto Sans Regular2" svg:font-family="'Noto Sans Regular'" style:font-family-generic="roman" style:font-pitch="variable"/>
    <style:font-face style:name="Segoe UI" svg:font-family="'Segoe UI'" style:font-family-generic="modern" style:font-pitch="variable"/>
    <style:font-face style:name="Segoe UI1" svg:font-family="'Segoe UI'" style:font-family-generic="system" style:font-pitch="variable"/>
    <style:font-face style:name="Source Sans Pro" svg:font-family="'Source Sans Pro'" style:font-pitch="variable"/>
    <style:font-face style:name="Source Sans Pro Black" svg:font-family="'Source Sans Pro Black'" style:font-pitch="variable"/>
    <style:font-face style:name="Source Sans Pro Black1" svg:font-family="'Source Sans Pro Black'" style:font-adornments="Negra" style:font-pitch="variable"/>
    <style:font-face style:name="Source Sans Pro Light" svg:font-family="'Source Sans Pro Light'" style:font-adornments="Ligera" style:font-pitch="variable"/>
    <style:font-face style:name="Source Sans Pro Light1" svg:font-family="'Source Sans Pro Light'" style:font-pitch="variable"/>
    <style:font-face style:name="Source Sans Pro1" svg:font-family="'Source Sans Pro'" style:font-family-generic="modern" style:font-pitch="variable"/>
    <style:font-face style:name="Tahoma" svg:font-family="Tahoma" style:font-family-generic="system" style:font-pitch="variable"/>
    <style:font-face style:name="Tahoma1" svg:font-family="Tahoma" style:font-family-generic="modern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975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2.508cm" fo:min-width="7.508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textarea-horizontal-align="justify" draw:textarea-vertical-align="middle" draw:auto-grow-height="false" fo:min-height="2.056cm" fo:min-width="9.056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1.606cm" fo:min-width="9.106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1.438cm" fo:min-width="9.124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8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1.606cm" fo:min-width="1.606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1.154cm" fo:min-width="6.154cm"/>
    </style:style>
    <style:style style:name="gr10" style:family="graphic" style:parent-style-name="standard">
      <style:graphic-properties draw:textarea-horizontal-align="justify" draw:textarea-vertical-align="middle" draw:auto-grow-height="false" fo:min-height="1.154cm" fo:min-width="3.154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1.606cm" fo:min-width="9.606cm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3.862cm" fo:min-width="9.362cm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1.606cm" fo:min-width="7.606cm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 fo:min-height="0.703cm" fo:min-width="0.703cm"/>
    </style:style>
    <style:style style:name="gr15" style:family="graphic" style:parent-style-name="standard">
      <style:graphic-properties draw:textarea-horizontal-align="justify" draw:textarea-vertical-align="middle" draw:auto-grow-height="false" fo:min-height="1.606cm" fo:min-width="6.606cm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1.154cm" fo:min-width="6.154cm"/>
      <style:paragraph-properties style:writing-mode="lr-tb"/>
    </style:style>
    <style:style style:name="gr17" style:family="graphic" style:parent-style-name="standard">
      <style:graphic-properties draw:textarea-horizontal-align="justify" draw:textarea-vertical-align="middle" draw:auto-grow-height="false" fo:min-height="1.154cm" fo:min-width="18.154cm"/>
      <style:paragraph-properties style:writing-mode="lr-tb"/>
    </style:style>
    <style:style style:name="gr18" style:family="graphic" style:parent-style-name="standard">
      <style:graphic-properties draw:fill-color="#ffb66c" draw:textarea-horizontal-align="justify" draw:textarea-vertical-align="middle" draw:auto-grow-height="false" fo:min-height="1.154cm" fo:min-width="4.154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2.347cm"/>
      <style:paragraph-properties style:writing-mode="lr-tb"/>
    </style:style>
    <style:style style:name="gr20" style:family="graphic" style:parent-style-name="standard">
      <style:graphic-properties draw:fill-color="#81d41a" draw:textarea-horizontal-align="justify" draw:textarea-vertical-align="middle" draw:auto-grow-height="false" fo:min-height="1.154cm" fo:min-width="18.154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2.923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4.871cm"/>
      <style:paragraph-properties style:writing-mode="lr-tb"/>
    </style:style>
    <style:style style:name="pr1" style:family="presentation" style:parent-style-name="Vivid2-notes">
      <style:graphic-properties draw:fill-color="#ffffff" fo:min-height="12.464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 style:writing-mode="lr-tb"/>
    </style:style>
    <style:style style:name="P6" style:family="paragraph">
      <style:paragraph-properties fo:text-align="start" style:writing-mode="lr-tb"/>
    </style:style>
    <style:style style:name="P7" style:family="paragraph">
      <loext:graphic-properties draw:fill-color="#ffb66c"/>
      <style:paragraph-properties fo:text-align="center" style:writing-mode="lr-tb"/>
    </style:style>
    <style:style style:name="P8" style:family="paragraph">
      <style:paragraph-properties fo:margin-left="0cm" fo:margin-right="0cm" fo:margin-top="0cm" fo:margin-bottom="0cm" fo:line-height="100%" fo:text-indent="0cm"/>
    </style:style>
    <style:style style:name="P9" style:family="paragraph">
      <loext:graphic-properties draw:fill-color="#81d41a"/>
      <style:paragraph-properties fo:text-align="start" style:writing-mode="lr-tb"/>
    </style:style>
    <style:style style:name="T1" style:family="text">
      <style:text-properties fo:language="ru" fo:country="RU"/>
    </style:style>
    <style:style style:name="T2" style:family="text">
      <style:text-properties style:use-window-font-color="true" loext:opacity="0%" style:text-outline="false" style:text-line-through-style="none" style:text-line-through-type="none" style:font-name="Source Sans Pro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9876aa" loext:opacity="100%" style:text-outline="false" style:text-line-through-style="none" style:text-line-through-type="none" style:font-name="JetBrains Mono" fo:font-size="10pt" fo:font-style="normal" fo:text-shadow="none" style:text-underline-style="none" fo:font-weight="normal" style:letter-kerning="true" style:font-name-asian="JetBrains Mono" style:font-size-asian="10pt" style:font-style-asian="normal" style:font-weight-asian="normal" style:font-name-complex="JetBrains Mono" style:font-size-complex="1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2" presentation:presentation-page-layout-name="AL1T0" presentation:use-date-time-name="dtd1">
        <office:forms form:automatic-focus="false" form:apply-design-mode="false"/>
        <draw:frame draw:style-name="gr1" draw:text-style-name="P1" draw:layer="layout" svg:width="7cm" svg:height="1.175cm" svg:x="10.5cm" svg:y="2.162cm">
          <draw:text-box>
            <text:p><text:span text:style-name="T1">Игра</text:span> „<text:span text:style-name="T1">Устный</text:span> счет“</text:p>
          </draw:text-box>
        </draw:frame>
        <draw:custom-shape draw:style-name="gr2" draw:text-style-name="P2" draw:layer="layout" svg:width="8cm" svg:height="3cm" svg:x="9.85cm" svg:y="4cm">
          <text:p text:style-name="P2">Вход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8cm" svg:height="3cm" svg:x="9.85cm" svg:y="8cm">
          <text:p text:style-name="P2">Регистрация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8cm" svg:height="3cm" svg:x="9.85cm" svg:y="12cm">
          <text:p text:style-name="P2">Игра без регистрации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 presentation:use-date-time-name="dtd1">
          <draw:page-thumbnail draw:style-name="gr3" draw:layer="layout" svg:width="12.292cm" svg:height="10.386cm" svg:x="4.352cm" svg:y="3.104cm" draw:page-number="1" presentation:class="page"/>
          <draw:frame presentation:style-name="pr1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" draw:style-name="dp1" draw:master-page-name="Vivid2" presentation:use-date-time-name="dtd1">
        <office:forms form:automatic-focus="false" form:apply-design-mode="false"/>
        <draw:frame draw:style-name="gr1" draw:text-style-name="P1" draw:layer="layout" svg:width="7cm" svg:height="1.175cm" svg:x="10.5cm" svg:y="2.163cm">
          <draw:text-box>
            <text:p text:style-name="P4"><text:span text:style-name="T1">Игра</text:span> „<text:span text:style-name="T1">Устный</text:span> счет“</text:p>
          </draw:text-box>
        </draw:frame>
        <draw:frame draw:style-name="gr1" draw:text-style-name="P1" draw:layer="layout" svg:width="7cm" svg:height="1.175cm" svg:x="10.5cm" svg:y="4cm">
          <draw:text-box>
            <text:p text:style-name="P4">Регистрация</text:p>
          </draw:text-box>
        </draw:frame>
        <draw:custom-shape draw:style-name="gr4" draw:text-style-name="P2" draw:layer="layout" svg:width="9.5cm" svg:height="2.5cm" svg:x="9.5cm" svg:y="6cm">
          <text:p text:style-name="P2">Имя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draw:layer="layout" svg:width="9.5cm" svg:height="2cm" svg:x="9.5cm" svg:y="9.1cm">
          <text:p text:style-name="P2">Пароль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draw:layer="layout" svg:width="9.5cm" svg:height="2cm" svg:x="9.501cm" svg:y="12.101cm">
          <text:p text:style-name="P2">Играть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 presentation:use-date-time-name="dtd1">
          <draw:page-thumbnail draw:style-name="gr3" draw:layer="layout" svg:width="12.292cm" svg:height="10.386cm" svg:x="4.352cm" svg:y="3.104cm" draw:page-number="2" presentation:class="page"/>
          <draw:frame presentation:style-name="pr1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1" draw:master-page-name="Vivid2" presentation:use-date-time-name="dtd1">
        <office:forms form:automatic-focus="false" form:apply-design-mode="false"/>
        <draw:frame draw:style-name="gr1" draw:text-style-name="P1" draw:layer="layout" svg:width="7cm" svg:height="1.175cm" svg:x="10.5cm" svg:y="2.164cm">
          <draw:text-box>
            <text:p text:style-name="P4"><text:span text:style-name="T1">Игра</text:span> „<text:span text:style-name="T1">Устный</text:span> счет“</text:p>
          </draw:text-box>
        </draw:frame>
        <draw:frame draw:style-name="gr1" draw:text-style-name="P1" draw:layer="layout" svg:width="7cm" svg:height="1.175cm" svg:x="10.501cm" svg:y="4.014cm">
          <draw:text-box>
            <text:p text:style-name="P4">Вход</text:p>
          </draw:text-box>
        </draw:frame>
        <draw:custom-shape draw:style-name="gr4" draw:text-style-name="P2" draw:layer="layout" svg:width="9.5cm" svg:height="2.5cm" svg:x="9.501cm" svg:y="6.014cm">
          <text:p text:style-name="P2">Имя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draw:layer="layout" svg:width="9.5cm" svg:height="1.814cm" svg:x="9.501cm" svg:y="9.186cm">
          <text:p text:style-name="P2">Пароль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draw:layer="layout" svg:width="9.5cm" svg:height="2cm" svg:x="9.502cm" svg:y="12.102cm">
          <text:p text:style-name="P2">Играть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 presentation:use-date-time-name="dtd1">
          <draw:page-thumbnail draw:style-name="gr3" draw:layer="layout" svg:width="12.292cm" svg:height="10.386cm" svg:x="4.352cm" svg:y="3.104cm" draw:page-number="3" presentation:class="page"/>
          <draw:frame presentation:style-name="pr1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1" draw:master-page-name="Vivid2" presentation:use-date-time-name="dtd1">
        <office:forms form:automatic-focus="false" form:apply-design-mode="false"/>
        <draw:frame draw:style-name="gr1" draw:text-style-name="P1" draw:layer="layout" svg:width="7cm" svg:height="1.175cm" svg:x="10.5cm" svg:y="2.165cm">
          <draw:text-box>
            <text:p text:style-name="P4"><text:span text:style-name="T1">Игра</text:span> „<text:span text:style-name="T1">Устный</text:span> счет“</text:p>
          </draw:text-box>
        </draw:frame>
        <draw:frame draw:style-name="gr7" draw:text-style-name="P5" draw:layer="layout" svg:width="14.5cm" svg:height="2cm" svg:x="2cm" svg:y="4cm">
          <draw:text-box>
            <text:p text:style-name="P4">Выбирете арифметические действия</text:p>
          </draw:text-box>
        </draw:frame>
        <draw:custom-shape draw:style-name="gr8" draw:text-style-name="P2" draw:layer="layout" svg:width="2cm" svg:height="2cm" svg:x="16.5cm" svg:y="4cm">
          <text:p text:style-name="P2">v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6.5cm" svg:height="1.175cm" svg:x="19.5cm" svg:y="4.413cm">
          <draw:text-box>
            <text:p>+ сложение</text:p>
          </draw:text-box>
        </draw:frame>
        <draw:custom-shape draw:style-name="gr8" draw:text-style-name="P2" draw:layer="layout" svg:width="2cm" svg:height="2cm" svg:x="16.488cm" svg:y="6.301cm">
          <text:p text:style-name="P2">v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6.5cm" svg:height="1.175cm" svg:x="19.488cm" svg:y="6.714cm">
          <draw:text-box>
            <text:p>- вычитание</text:p>
          </draw:text-box>
        </draw:frame>
        <draw:custom-shape draw:style-name="gr8" draw:text-style-name="P2" draw:layer="layout" svg:width="2cm" svg:height="2cm" svg:x="16.488cm" svg:y="8.601cm">
          <text:p text:style-name="P2">v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6.5cm" svg:height="1.175cm" svg:x="19.488cm" svg:y="9.014cm">
          <draw:text-box>
            <text:p>* умножение</text:p>
          </draw:text-box>
        </draw:frame>
        <draw:custom-shape draw:style-name="gr8" draw:text-style-name="P2" draw:layer="layout" svg:width="2cm" svg:height="2cm" svg:x="16.488cm" svg:y="10.901cm">
          <text:p text:style-name="P2">v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6.5cm" svg:height="1.175cm" svg:x="19.488cm" svg:y="11.314cm">
          <draw:text-box>
            <text:p>/ деление</text:p>
          </draw:text-box>
        </draw:frame>
        <draw:frame draw:style-name="gr1" draw:text-style-name="P1" draw:layer="layout" svg:width="14cm" svg:height="1.175cm" svg:x="2cm" svg:y="13.412cm">
          <draw:text-box>
            <text:p>Введите максимальное число</text:p>
          </draw:text-box>
        </draw:frame>
        <draw:custom-shape draw:style-name="gr9" draw:text-style-name="P4" draw:layer="layout" svg:width="6.5cm" svg:height="1.5cm" svg:x="16.5cm" svg:y="13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 presentation:use-date-time-name="dtd1">
          <draw:page-thumbnail draw:style-name="gr3" draw:layer="layout" svg:width="12.292cm" svg:height="10.386cm" svg:x="4.352cm" svg:y="3.104cm" draw:page-number="4" presentation:class="page"/>
          <draw:frame presentation:style-name="pr1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1" draw:master-page-name="Vivid2" presentation:use-date-time-name="dtd1">
        <office:forms form:automatic-focus="false" form:apply-design-mode="false"/>
        <draw:frame draw:style-name="gr1" draw:text-style-name="P1" draw:layer="layout" svg:width="7cm" svg:height="1.175cm" svg:x="10.5cm" svg:y="0.566cm">
          <draw:text-box>
            <text:p text:style-name="P4"><text:span text:style-name="T1">Игра</text:span> „<text:span text:style-name="T1">Устный</text:span> счет“</text:p>
          </draw:text-box>
        </draw:frame>
        <draw:custom-shape draw:style-name="gr10" draw:text-style-name="P2" draw:layer="layout" svg:width="3.5cm" svg:height="1.5cm" svg:x="22.5cm" svg:y="2.4cm">
          <text:p text:style-name="P2">таймер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2" draw:layer="layout" svg:width="10cm" svg:height="2cm" svg:x="4cm" svg:y="7.4cm">
          <text:p text:style-name="P2">пример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2" draw:layer="layout" svg:width="10cm" svg:height="4.5cm" svg:x="4cm" svg:y="2.4cm">
          <text:p text:style-name="P2">Всего задач хх</text:p>
          <text:p text:style-name="P2">Правильно хх</text:p>
          <text:p text:style-name="P2">Не правильно хх</text:p>
          <text:p text:style-name="P2">Осталось хх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" draw:layer="layout" svg:width="8cm" svg:height="2cm" svg:x="17cm" svg:y="7.4cm">
          <text:p text:style-name="P2">результат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4" draw:layer="layout" svg:width="0.999cm" svg:height="0.999cm" svg:x="4cm" svg:y="10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4" draw:layer="layout" svg:width="0.999cm" svg:height="0.999cm" svg:x="5.2cm" svg:y="10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4" draw:layer="layout" svg:width="0.999cm" svg:height="0.999cm" svg:x="6.4cm" svg:y="10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4" draw:layer="layout" svg:width="0.999cm" svg:height="0.999cm" svg:x="7.7cm" svg:y="10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4" draw:layer="layout" svg:width="0.999cm" svg:height="0.999cm" svg:x="4cm" svg:y="11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4" draw:layer="layout" svg:width="0.999cm" svg:height="0.999cm" svg:x="5.2cm" svg:y="11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4" draw:layer="layout" svg:width="0.999cm" svg:height="0.999cm" svg:x="6.4cm" svg:y="11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4" draw:layer="layout" svg:width="0.999cm" svg:height="0.999cm" svg:x="4cm" svg:y="12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4" draw:layer="layout" svg:width="0.999cm" svg:height="0.999cm" svg:x="5.2cm" svg:y="12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4" draw:layer="layout" svg:width="0.999cm" svg:height="0.999cm" svg:x="6.4cm" svg:y="12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4" draw:layer="layout" svg:width="0.999cm" svg:height="0.999cm" svg:x="5.2cm" svg:y="13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2" draw:layer="layout" svg:width="7cm" svg:height="2cm" svg:x="17.5cm" svg:y="11.5cm">
          <text:p text:style-name="P2">отправить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 presentation:use-date-time-name="dtd1">
          <draw:page-thumbnail draw:style-name="gr3" draw:layer="layout" svg:width="12.292cm" svg:height="10.386cm" svg:x="4.352cm" svg:y="3.104cm" draw:page-number="5" presentation:class="page"/>
          <draw:frame presentation:style-name="pr1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1" draw:master-page-name="Vivid2" presentation:use-date-time-name="dtd1">
        <office:forms form:automatic-focus="false" form:apply-design-mode="false"/>
        <draw:frame draw:style-name="gr1" draw:text-style-name="P1" draw:layer="layout" svg:width="7cm" svg:height="1.175cm" svg:x="10.1cm" svg:y="1.067cm">
          <draw:text-box>
            <text:p text:style-name="P4"><text:span text:style-name="T1">Игра</text:span> „<text:span text:style-name="T1">Устный</text:span> счет“</text:p>
          </draw:text-box>
        </draw:frame>
        <draw:frame draw:style-name="gr1" draw:text-style-name="P1" draw:layer="layout" svg:width="8.5cm" svg:height="1.175cm" svg:x="10cm" svg:y="3.162cm">
          <draw:text-box>
            <text:p>Достижения</text:p>
          </draw:text-box>
        </draw:frame>
        <draw:custom-shape draw:style-name="gr16" draw:text-style-name="P2" draw:layer="layout" svg:width="6.5cm" svg:height="1.5cm" svg:x="16cm" svg:y="3cm">
          <text:p text:style-name="P2">Имя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6" draw:layer="layout" svg:width="18.5cm" svg:height="1.5cm" svg:x="2cm" svg:y="5cm">
          <text:p text:style-name="P6">Игра №1 дата время таймер сложность результат %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6" draw:layer="layout" svg:width="18.5cm" svg:height="1.5cm" svg:x="2.001cm" svg:y="6.901cm">
          <text:p text:style-name="P6">Игра №2 дата время таймер сложность результат %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2" draw:layer="layout" svg:width="3.5cm" svg:height="1.5cm" svg:x="21cm" svg:y="5cm">
          <text:p text:style-name="P2">просмотр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7" draw:layer="layout" svg:width="4.5cm" svg:height="1.5cm" svg:x="21cm" svg:y="7cm">
          <text:p text:style-name="P2">продолжить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 presentation:use-date-time-name="dtd1">
          <draw:page-thumbnail draw:style-name="gr3" draw:layer="layout" svg:width="12.292cm" svg:height="10.386cm" svg:x="4.352cm" svg:y="3.104cm" draw:page-number="6" presentation:class="page"/>
          <draw:frame presentation:style-name="pr1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1" draw:master-page-name="Vivid2" presentation:use-date-time-name="dtd1">
        <office:forms form:automatic-focus="false" form:apply-design-mode="false"/>
        <draw:frame draw:style-name="gr1" draw:text-style-name="P1" draw:layer="layout" svg:width="21.5cm" svg:height="1.175cm" svg:x="2cm" svg:y="2.162cm">
          <draw:text-box>
            <text:p>Таблица users: <text:s/>id, name, password</text:p>
          </draw:text-box>
        </draw:frame>
        <draw:frame draw:style-name="gr19" draw:text-style-name="P1" draw:layer="layout" svg:width="21.5cm" svg:height="2.547cm" svg:x="2cm" svg:y="3.953cm">
          <draw:text-box>
            <text:p text:style-name="P8"><text:span text:style-name="T2">Таблица games: <text:s/>id, id_user, game_number, start_time, timer, complexity, result, <text:s/>completeness</text:span></text:p>
            <text:p text:style-name="P8"><text:span text:style-name="T3"/></text:p>
          </draw:text-box>
        </draw:frame>
        <draw:custom-shape draw:style-name="gr20" draw:text-style-name="P9" draw:layer="layout" svg:width="18.5cm" svg:height="1.5cm" svg:x="2.001cm" svg:y="6.501cm">
          <text:p text:style-name="P6">Игра №1 дата время таймер сложность результат %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 presentation:use-date-time-name="dtd1">
          <draw:page-thumbnail draw:style-name="gr3" draw:layer="layout" svg:width="12.292cm" svg:height="10.386cm" svg:x="4.352cm" svg:y="3.104cm" draw:page-number="7" presentation:class="page"/>
          <draw:frame presentation:style-name="pr1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1" draw:master-page-name="Vivid2" presentation:use-date-time-name="dtd1">
        <office:forms form:automatic-focus="false" form:apply-design-mode="false"/>
        <draw:frame draw:style-name="gr21" draw:text-style-name="P1" draw:layer="layout" svg:width="20.5cm" svg:height="3.123cm" svg:x="1.5cm" svg:y="1.377cm">
          <draw:text-box>
            <text:p>Создание игрока</text:p>
            <text:p>INSERT INTO srv67676_g_count.users (`name`, `password`) VALUES ('Misha', '2222');</text:p>
          </draw:text-box>
        </draw:frame>
        <draw:frame draw:style-name="gr22" draw:text-style-name="P1" draw:layer="layout" svg:width="20.5cm" svg:height="5.071cm" svg:x="1.5cm" svg:y="5cm">
          <draw:text-box>
            <text:p>Создание игры</text:p>
            <text:p>INTO srv67676_g_count.games (`id_user`, `game_number`, `start_time`, </text:p>
            <text:p>`timer`, `complexity`, `result`, `completeness`) VALUES (1, 1, '3243434', '345', '40', '80', '1');</text:p>
          </draw:text-box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8" presentation:class="page"/>
          <draw:frame presentation:style-name="pr1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JetBrains Mono" svg:font-family="'JetBrains Mono'" style:font-family-generic="modern"/>
    <style:font-face style:name="JetBrains Mono1" svg:font-family="'JetBrains Mono'" style:font-family-generic="modern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Regular" svg:font-family="'Noto Sans Regular'" style:font-pitch="variable"/>
    <style:font-face style:name="Noto Sans Regular1" svg:font-family="'Noto Sans Regular'" style:font-family-generic="system" style:font-pitch="variable"/>
    <style:font-face style:name="Noto Sans Regular2" svg:font-family="'Noto Sans Regular'" style:font-family-generic="roman" style:font-pitch="variable"/>
    <style:font-face style:name="Segoe UI" svg:font-family="'Segoe UI'" style:font-family-generic="modern" style:font-pitch="variable"/>
    <style:font-face style:name="Segoe UI1" svg:font-family="'Segoe UI'" style:font-family-generic="system" style:font-pitch="variable"/>
    <style:font-face style:name="Source Sans Pro" svg:font-family="'Source Sans Pro'" style:font-pitch="variable"/>
    <style:font-face style:name="Source Sans Pro Black" svg:font-family="'Source Sans Pro Black'" style:font-pitch="variable"/>
    <style:font-face style:name="Source Sans Pro Black1" svg:font-family="'Source Sans Pro Black'" style:font-adornments="Negra" style:font-pitch="variable"/>
    <style:font-face style:name="Source Sans Pro Light" svg:font-family="'Source Sans Pro Light'" style:font-adornments="Ligera" style:font-pitch="variable"/>
    <style:font-face style:name="Source Sans Pro Light1" svg:font-family="'Source Sans Pro Light'" style:font-pitch="variable"/>
    <style:font-face style:name="Source Sans Pro1" svg:font-family="'Source Sans Pro'" style:font-family-generic="modern" style:font-pitch="variable"/>
    <style:font-face style:name="Tahoma" svg:font-family="Tahoma" style:font-family-generic="system" style:font-pitch="variable"/>
    <style:font-face style:name="Tahoma1" svg:font-family="Tahoma" style:font-family-generic="moder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6" draw:display-name="Hatching 6" draw:style="double" draw:color="#3465a4" draw:distance="0.15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Noto Sans Regular1" fo:font-size="24pt" fo:language="de" fo:country="AT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f49100" draw:marker-start-width="0.28cm" draw:marker-start-center="false" draw:marker-end-width="0.28cm" draw:marker-end-center="false" draw:fill="solid" draw:fill-color="#009eda" draw:fill-hatch-solid="true" draw:fill-image-width="0cm" draw:fill-image-height="0cm" draw:textarea-horizontal-align="justify" draw:textarea-vertical-align="middle" draw:auto-grow-height="false" fo:padding-top="0.1cm" fo:padding-bottom="0.1cm" fo:padding-left="0.1cm" fo:padding-right="0.1cm" draw:shadow="hidden" draw:shadow-offset-x="0cm" draw:shadow-offset-y="0.03cm" draw:shadow-color="#f491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loext:color-lum-mod="100%" loext:color-lum-off="0%" style:text-outline="false" style:text-line-through-style="none" style:text-line-through-type="none" style:font-name="Source Sans Pro" fo:font-family="'Source Sans Pro'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05cm" svg:stroke-color="#008ac2" draw:marker-start-width="0.29cm" draw:marker-end-width="0.29cm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hadow="hidden" draw:shadow-offset-x="0cm" draw:shadow-offset-y="-0.2cm" draw:shadow-color="#f49100"/>
    </style:style>
    <style:style style:name="Accent_20_1" style:display-name="Accent 1" style:family="graphic" style:parent-style-name="Accent">
      <style:graphic-properties draw:stroke="none" draw:fill="hatch" draw:fill-color="#009eda" draw:fill-hatch-name="Hatching_20_6" draw:fill-hatch-solid="true" draw:shadow="visible" draw:shadow-offset-y="0.03cm"/>
    </style:style>
    <style:style style:name="Accent_20_2" style:display-name="Accent 2" style:family="graphic" style:parent-style-name="Accent">
      <style:graphic-properties draw:fill="solid" draw:fill-color="#008ac2"/>
    </style:style>
    <style:style style:name="Accent_20_3" style:display-name="Accent 3" style:family="graphic" style:parent-style-name="Accent"/>
    <style:style style:name="Vivid-background" style:family="presentation">
      <style:graphic-properties draw:stroke="none" draw:fill="none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loext:opacity="100%" loext:color-lum-mod="100%" loext:color-lum-off="0%" style:font-name="Source Sans Pro" fo:font-family="'Source Sans Pro'" style:font-pitch="variable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loext:color-lum-mod="100%" loext:color-lum-off="0%" style:text-outline="false" style:text-line-through-style="none" style:text-line-through-type="none" style:font-name="Noto Sans Regular1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326cm" fo:text-indent="0cm"/>
      <style:text-properties fo:color="#dbf5f9" loext:opacity="100%" loext:color-lum-mod="100%" loext:color-lum-off="0%" style:text-outline="false" style:text-line-through-style="none" style:text-line-through-type="none" style:font-name="Source Sans Pro" fo:font-family="'Source Sans Pro'" style:font-pitch="variable" fo:font-size="21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297cm" fo:text-indent="0cm"/>
      <style:text-properties fo:font-size="16.5pt" style:font-size-asian="22pt" style:font-size-complex="22pt"/>
    </style:style>
    <style:style style:name="Vivid-outline3" style:family="presentation" style:parent-style-name="Vivid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loext:opacity="100%" loext:color-lum-mod="100%" loext:color-lum-off="0%" style:text-outline="false" style:text-line-through-style="none" style:text-line-through-type="none" style:text-position="0% 100%" style:font-name="Source Sans Pro" fo:font-family="'Source Sans Pro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loext:opacity="100%" loext:color-lum-mod="100%" loext:color-lum-off="0%" style:text-outline="false" style:text-line-through-style="none" style:text-line-through-type="none" style:text-position="0% 100%" style:font-name="Source Sans Pro Light" fo:font-family="'Source Sans Pro Light'" style:font-style-name="Ligera" style:font-pitch="variable" fo:font-size="6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size-asian="80pt" style:font-style-asian="normal" style:font-weight-asian="250" style:font-size-complex="80pt" style:font-style-complex="normal" style:font-weight-complex="250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loext:color-lum-mod="100%" loext:color-lum-off="0%" style:font-name="Source Sans Pro" fo:font-family="'Source Sans Pro'" style:font-pitch="variable" fo:font-size="24pt" style:letter-kerning="true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loext:color-lum-mod="100%" loext:color-lum-off="0%" style:text-outline="false" style:text-line-through-style="none" style:text-line-through-type="none" style:font-name="Noto Sans Regular1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9eda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9eda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loext:opacity="0%" loext:color-lum-mod="100%" loext:color-lum-off="0%" style:text-outline="false" style:text-line-through-style="none" style:text-line-through-type="none" style:font-name="Source Sans Pro" fo:font-family="'Source Sans Pro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outline9" style:family="presentation" style:parent-style-name="Vivid1-outline8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465a4" loext:opacity="100%" loext:color-lum-mod="100%" loext:color-lum-off="0%" style:text-outline="false" style:text-line-through-style="none" style:text-line-through-type="none" style:font-name="Source Sans Pro" fo:font-family="'Source Sans Pro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loext:color-lum-mod="100%" loext:color-lum-off="0%" style:text-outline="false" style:text-line-through-style="none" style:text-line-through-type="none" style:font-name="Source Sans Pro Light" fo:font-family="'Source Sans Pro Light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none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loext:color-lum-mod="100%" loext:color-lum-off="0%" style:font-name="Source Sans Pro" fo:font-family="'Source Sans Pro'" style:font-pitch="variable" fo:font-size="24pt" style:letter-kerning="true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loext:color-lum-mod="100%" loext:color-lum-off="0%" style:text-outline="false" style:text-line-through-style="none" style:text-line-through-type="none" style:font-name="Noto Sans Regular1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false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loext:opacity="0%" loext:color-lum-mod="100%" loext:color-lum-off="0%" style:text-outline="false" style:text-line-through-style="none" style:text-line-through-type="none" style:font-name="Source Sans Pro" fo:font-family="'Source Sans Pro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9eda" loext:opacity="100%" loext:color-lum-mod="100%" loext:color-lum-off="0%" style:text-outline="false" style:text-line-through-style="none" style:text-line-through-type="none" style:font-name="Source Sans Pro Black1" fo:font-family="'Source Sans Pro Black'" style:font-style-name="Negra" style:font-pitch="variable" fo:font-size="40pt" fo:font-style="normal" fo:text-shadow="none" style:text-underline-style="none" fo:font-weight="900" style:letter-kerning="true" style:font-size-asian="40pt" style:font-style-asian="normal" style:font-weight-asian="900" style:font-size-complex="40pt" style:font-style-complex="normal" style:font-weight-complex="900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false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loext:opacity="100%" loext:color-lum-mod="100%" loext:color-lum-off="0%" style:text-outline="false" style:text-line-through-style="none" style:text-line-through-type="none" style:font-name="Source Sans Pro Light" fo:font-family="'Source Sans Pro Light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bitmap" style:repeat="stretch"/>
    </style:style>
    <style:style style:name="Mdp3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Accent_20_1">
      <style:graphic-properties fo:min-height="5.05cm" fo:min-width="27.8cm" draw:shadow-offset-y="-0.05cm"/>
    </style:style>
    <style:style style:name="Mgr4" style:family="graphic" style:parent-style-name="Accent_20_1">
      <style:graphic-properties fo:min-height="3cm" fo:min-width="28cm"/>
    </style:style>
    <style:style style:name="Mgr5" style:family="graphic" style:parent-style-name="Accent_20_1">
      <style:graphic-properties fo:min-height="0.3cm" fo:min-width="27.8cm"/>
    </style:style>
    <style:style style:name="Mgr6" style:family="graphic" style:parent-style-name="Accent_20_1">
      <style:graphic-properties draw:fill="hatch" draw:fill-color="#009eda" draw:fill-hatch-name="Hatching_20_6" draw:fill-hatch-solid="true" fo:min-height="0.05cm" fo:min-width="27.8cm" draw:shadow-offset-y="-0.03cm"/>
    </style:style>
    <style:style style:name="Mpr1" style:family="presentation" style:parent-style-name="Vivid-backgroundobjects">
      <style:graphic-properties draw:auto-grow-height="false" fo:min-height="1.449cm"/>
      <style:paragraph-properties style:writing-mode="lr-tb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Vivid1-backgroundobjects">
      <style:graphic-properties draw:auto-grow-height="false" fo:min-height="1.449cm"/>
      <style:paragraph-properties style:writing-mode="lr-tb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Vivid2-backgroundobjects">
      <style:graphic-properties draw:auto-grow-height="false" fo:min-height="1.449cm"/>
      <style:paragraph-properties style:writing-mode="lr-tb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style:paragraph-properties fo:text-align="end" style:writing-mode="lr-tb"/>
    </style:style>
    <style:style style:name="MP9" style:family="paragraph">
      <loext:graphic-properties draw:fill="hatch" draw:fill-color="#009eda" draw:fill-hatch-name="Hatching_20_6" draw:fill-hatch-solid="tru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text:span text:style-name="MT1"><text:s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text:span text:style-name="MT1"><text:s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text:span text:style-name="MT1"><text:s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6</text:page-number></text:span><text:span text:style-name="MT1"><text:s/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</style:handout-master>
    <style:master-page style:name="Vivid" style:page-layout-name="PM1" draw:style-name="Mdp1">
      <draw:custom-shape draw:style-name="Mgr3" draw:text-style-name="MP5" draw:layer="backgroundobjects" svg:width="28cm" svg:height="5.25cm" svg:x="0cm" svg:y="10.5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1" draw:text-style-name="MP6" draw:layer="backgroundobjects" svg:width="6.5cm" svg:height="1.25cm" svg:x="1.25cm" svg:y="14.25cm" presentation:class="date-time">
        <draw:text-box>
          <text:p text:style-name="MP6"><presentation:date-time/><text:s/></text:p>
        </draw:text-box>
      </draw:frame>
      <draw:frame presentation:style-name="Mpr1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1" draw:text-style-name="MP8" draw:layer="backgroundobjects" svg:width="6.5cm" svg:height="1.25cm" svg:x="20cm" svg:y="14.25cm" presentation:class="page-number">
        <draw:text-box>
          <text:p text:style-name="MP8"><text:page-number>&lt;номер&gt;</text:page-number><text:s/></text:p>
        </draw:text-box>
      </draw:frame>
      <draw:frame presentation:style-name="Vivid-title" draw:layer="backgroundobjects" svg:width="25cm" svg:height="9cm" svg:x="1.25cm" svg:y="0.75cm" presentation:class="title" presentation:placeholder="true">
        <draw:text-box/>
      </draw:frame>
      <draw:frame presentation:style-name="Vivid-outline1" draw:layer="backgroundobjects" svg:width="25cm" svg:height="3.25cm" svg:x="1.25cm" svg:y="10.75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номер&gt;</text:page-number></text:span><text:span text:style-name="MT1"><text:s/></text:span></text:p>
          </draw:text-box>
        </draw:frame>
      </presentation:notes>
    </style:master-page>
    <style:master-page style:name="Vivid1" style:page-layout-name="PM1" draw:style-name="Mdp2">
      <draw:custom-shape draw:style-name="Mgr4" draw:text-style-name="MP5" draw:layer="backgroundobjects" svg:width="28cm" svg:height="3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1-title" draw:layer="backgroundobjects" svg:width="25cm" svg:height="2.75cm" svg:x="1.5cm" svg:y="0.25cm" presentation:class="title" presentation:placeholder="true">
        <draw:text-box/>
      </draw:frame>
      <draw:frame presentation:style-name="Vivid1-outline1" draw:layer="backgroundobjects" svg:width="25cm" svg:height="9.75cm" svg:x="1.5cm" svg:y="4cm" presentation:class="outline" presentation:placeholder="true">
        <draw:text-box/>
      </draw:frame>
      <draw:frame presentation:style-name="Mpr4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4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4" draw:text-style-name="MP8" draw:layer="backgroundobjects" svg:width="6.5cm" svg:height="1.25cm" svg:x="20cm" svg:y="14.25cm" presentation:class="page-number">
        <draw:text-box>
          <text:p text:style-name="MP8"><text:page-number>&lt;номер&gt;</text:page-number><text:s/></text:p>
        </draw:text-box>
      </draw:frame>
      <presentation:notes style:page-layout-name="PM2"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номер&gt;</text:page-number></text:span><text:span text:style-name="MT1"><text:s/></text:span></text:p>
          </draw:text-box>
        </draw:frame>
      </presentation:notes>
    </style:master-page>
    <style:master-page style:name="Vivid2" style:page-layout-name="PM1" draw:style-name="Mdp1">
      <draw:custom-shape draw:style-name="Mgr5" draw:text-style-name="MP5" draw:layer="backgroundobjects" svg:width="28cm" svg:height="0.5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2-title" draw:layer="backgroundobjects" svg:width="25cm" svg:height="2.75cm" svg:x="1.5cm" svg:y="0.75cm" presentation:class="title" presentation:placeholder="true">
        <draw:text-box/>
      </draw:frame>
      <draw:frame presentation:style-name="Vivid2-outline1" draw:layer="backgroundobjects" svg:width="25cm" svg:height="11.25cm" svg:x="1.5cm" svg:y="4cm" presentation:class="outline" presentation:placeholder="true">
        <draw:text-box/>
      </draw:frame>
      <draw:frame presentation:style-name="Mpr7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7" draw:text-style-name="MP7" draw:layer="backgroundobjects" svg:width="9cm" svg:height="1.25cm" svg:x="9.5cm" svg:y="14.22cm" presentation:class="footer">
        <draw:text-box>
          <text:p text:style-name="MP7"><presentation:footer/><text:s/></text:p>
        </draw:text-box>
      </draw:frame>
      <draw:frame presentation:style-name="Mpr7" draw:text-style-name="MP8" draw:layer="backgroundobjects" svg:width="5.25cm" svg:height="1.25cm" svg:x="21.25cm" svg:y="14.25cm" presentation:class="page-number">
        <draw:text-box>
          <text:p text:style-name="MP8"><text:page-number>&lt;номер&gt;</text:page-number><text:s/></text:p>
        </draw:text-box>
      </draw:frame>
      <draw:custom-shape draw:style-name="Mgr6" draw:text-style-name="MP9" draw:layer="backgroundobjects" svg:width="28cm" svg:height="0.25cm" svg:x="0cm" svg:y="15.5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номер&gt;</text:page-number></text:span><text:span text:style-name="MT1"><text:s/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11-22T15:01:00.266000000</meta:creation-date>
    <meta:editing-duration>P1DT12H40M13S</meta:editing-duration>
    <meta:editing-cycles>6</meta:editing-cycles>
    <meta:generator>LibreOffice/7.4.2.3$Windows_X86_64 LibreOffice_project/382eef1f22670f7f4118c8c2dd222ec7ad009daf</meta:generator>
    <dc:title>Vivid</dc:title>
    <dc:date>2022-11-26T20:02:23.549000000</dc:date>
    <meta:document-statistic meta:object-count="115"/>
  </office:meta>
</office:document-meta>
</file>